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edac" officeooo:paragraph-rsid="0004edac"/>
    </style:style>
    <style:style style:name="T1" style:family="text">
      <style:text-properties officeooo:rsid="0005c4f1"/>
    </style:style>
    <style:style style:name="T2" style:family="text">
      <style:text-properties officeooo:rsid="0007fb0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ACH- Low Energy Adaptive Clustering <text:span text:style-name="T1">Hierarchy Protocol</text:span></text:p>
      <text:p text:style-name="Standard"/>
      <text:p text:style-name="Standard">WSN is a network that consists of microelectronic system nodes having limited power and processing capability which record and report various physical variables related to the environment in which they are deployed. Sensor networks are emerging as a great aid in improving the way data is gathered. This development is going to have a great impact on environmental monitoring and the area of defense. There are a number of protocols suggested for communication in the wireless sensor network just like Leach, DEEC, SEP etc. </text:p>
      <text:p text:style-name="Standard">With also having a number of variants like centralized leach, multi hop leach, distributed leach etc. But due to limited amount of energy the sensor nodes are constrained which results the short network life in the number of conventional routing protocols. Lot of work is to be done in this respect and in this project we are taking this as main objective and we will design 2 new algorithms and will compare their lifetime with the help of graphs with the basic design <text:span text:style-name="T2">of</text:span> leach protocol.</text:p>
      <text:p text:style-name="Standard"/>
      <text:p text:style-name="Standard">The main problem with LEACH protocol lies in the random selection of cluster heads. There exists a probability that the cluster heads formed are unbalanced and may remain in one part of the network making some part of network unreachable. In this work we will try to improve the network life. </text:p>
      <text:p text:style-name="Standard"/>
      <text:p text:style-name="Standard">Out first protocol is taking distance for election as criterion for improving energy consumption by taking different transmission energy levels for communication between base station and cluster heads and in intra cluster communication. It will also have heterogenous nodes with different energy in battery.</text:p>
      <text:p text:style-name="Standard"/>
      <text:p text:style-name="Standard">Our second protocol will conduct cluster head election on the basis of energy in cluster with taking different energy amplification for transmission of energy <text:s/>in intra cluster communication and cluster head to base s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7T09:55:35.853229658</meta:creation-date>
    <dc:date>2018-10-27T10:11:17.732239753</dc:date>
    <meta:editing-duration>PT15M40S</meta:editing-duration>
    <meta:editing-cycles>6</meta:editing-cycles>
    <meta:generator>LibreOffice/6.1.1.2$Linux_X86_64 LibreOffice_project/10$Build-2</meta:generator>
    <meta:document-statistic meta:table-count="0" meta:image-count="0" meta:object-count="0" meta:page-count="1" meta:paragraph-count="6" meta:word-count="306" meta:character-count="1892" meta:non-whitespace-character-count="1589"/>
  </office:meta>
</office:document-meta>
</file>